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4"/>
        <table:table-column table:style-name="co1" table:default-cell-style-name="ce12"/>
        <table:table-column table:style-name="co1" table:default-cell-style-name="ce4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2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2">
          <table:table-cell office:value-type="string">
            <text:p>Yes</text:p>
          </table:table-cell>
          <table:table-cell table:style-name="ce3" office:value-type="string">
            <text:p>RA2</text:p>
          </table:table-cell>
          <table:table-cell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2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4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2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4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2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4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2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4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4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4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4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4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4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7" office:value-type="string">
            <text:p>RE0</text:p>
          </table:table-cell>
          <table:table-cell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3" office:value-type="string">
            <text:p>RE1</text:p>
          </table:table-cell>
          <table:table-cell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3" office:value-type="string">
            <text:p>RE2</text:p>
          </table:table-cell>
          <table:table-cell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2">
          <table:table-cell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0</text:p>
          </table:table-cell>
          <table:table-cell/>
          <table:table-cell table:style-name="ce17" office:value-type="float" office:value="9">
            <text:p>9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2</text:p>
          </table:table-cell>
          <table:table-cell/>
          <table:table-cell table:style-name="ce17" office:value-type="float" office:value="7">
            <text:p>7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4</text:p>
          </table:table-cell>
          <table:table-cell/>
          <table:table-cell table:style-name="ce17" office:value-type="float" office:value="5">
            <text:p>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6</text:p>
          </table:table-cell>
          <table:table-cell/>
          <table:table-cell table:style-name="ce17" office:value-type="float" office:value="3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10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H37M1S</meta:editing-duration>
    <meta:editing-cycles>27</meta:editing-cycles>
    <meta:generator>LibreOffice/3.3$Win32 LibreOffice_project/330m19$Build-301</meta:generator>
    <dc:date>2012-05-31T10:47:33.28</dc:date>
    <meta:document-statistic meta:table-count="3" meta:cell-count="250" meta:object-count="0"/>
    <meta:user-defined meta:name="Info 1"/>
    <meta:user-defined meta:name="Info 2"/>
    <meta:user-defined meta:name="Info 3"/>
    <meta:user-defined meta:name="Info 4"/>
  </office:meta>
</office:document-meta>
</file>